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6376D9A1A8B3848.png" manifest:media-type="image/png"/>
  <manifest:file-entry manifest:full-path="Pictures/1000000100000465000004655CB2875064BF2FC0.png" manifest:media-type="image/png"/>
  <manifest:file-entry manifest:full-path="Pictures/100000010000020000000200C1DA615F2607311E.png" manifest:media-type="image/png"/>
  <manifest:file-entry manifest:full-path="Pictures/100000010000020000000200459BD6D3B4AF31DA.png" manifest:media-type="image/png"/>
  <manifest:file-entry manifest:full-path="Pictures/100000010000020000000200E9B629F726646E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729fcf" draw:marker-start-width="0.321cm" draw:marker-end-width="0.321cm" draw:fill-color="#5983b0" draw:textarea-horizontal-align="justify" draw:textarea-vertical-align="middle" draw:auto-grow-height="false" fo:min-height="6.664cm" fo:min-width="6.414cm" fo:padding-top="0.165cm" fo:padding-bottom="0.165cm" fo:padding-left="0.29cm" fo:padding-right="0.29cm" fo:wrap-option="wrap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729fcf" draw:marker-start-width="0.321cm" draw:marker-end-width="0.321cm" draw:fill-color="#5983b0" draw:textarea-horizontal-align="justify" draw:textarea-vertical-align="middle" draw:auto-grow-height="false" fo:min-height="6.742cm" fo:min-width="6.492cm" fo:padding-top="0.165cm" fo:padding-bottom="0.165cm" fo:padding-left="0.29cm" fo:padding-right="0.29cm" fo:wrap-option="wrap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5983b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cm" svg:height="10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cm" svg:height="8.5cm" svg:x="9.75cm" svg:y="3.8cm">
          <draw:image xlink:href="Pictures/1000000100000465000004655CB2875064BF2F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4" draw:text-style-name="P1" draw:layer="layout" svg:width="10cm" svg:height="10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cm" svg:height="8.5cm" svg:x="9.75cm" svg:y="3.8cm">
          <draw:image xlink:href="Pictures/1000000100000465000004655CB2875064BF2FC0.png" xlink:type="simple" xlink:show="embed" xlink:actuate="onLoad" draw:mime-type="image/png">
            <text:p/>
          </draw:image>
        </draw:frame>
        <draw:frame draw:style-name="gr2" draw:text-style-name="P2" draw:layer="layout" svg:width="3.772cm" svg:height="3.772cm" svg:x="15.228cm" svg:y="9.228cm">
          <draw:image xlink:href="Pictures/100000010000020000000200C1DA615F2607311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4" draw:text-style-name="P1" draw:layer="layout" svg:width="10cm" svg:height="10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cm" svg:height="8.5cm" svg:x="9.75cm" svg:y="3.8cm">
          <draw:image xlink:href="Pictures/1000000100000465000004655CB2875064BF2FC0.png" xlink:type="simple" xlink:show="embed" xlink:actuate="onLoad" draw:mime-type="image/png">
            <text:p/>
          </draw:image>
        </draw:frame>
        <draw:frame draw:style-name="gr2" draw:text-style-name="P2" draw:layer="layout" svg:width="3.772cm" svg:height="3.772cm" svg:x="15.228cm" svg:y="9.228cm">
          <draw:image xlink:href="Pictures/100000010000020000000200459BD6D3B4AF31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4" draw:text-style-name="P1" draw:layer="layout" svg:width="10cm" svg:height="10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cm" svg:height="8.5cm" svg:x="9.75cm" svg:y="3.8cm">
          <draw:image xlink:href="Pictures/1000000100000465000004655CB2875064BF2FC0.png" xlink:type="simple" xlink:show="embed" xlink:actuate="onLoad" draw:mime-type="image/png">
            <text:p/>
          </draw:image>
        </draw:frame>
        <draw:frame draw:style-name="gr2" draw:text-style-name="P2" draw:layer="layout" svg:width="3.772cm" svg:height="3.772cm" svg:x="15.228cm" svg:y="9.228cm">
          <draw:image xlink:href="Pictures/100000010000020000000200E9B629F726646E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4" draw:text-style-name="P1" draw:layer="layout" svg:width="10cm" svg:height="10cm" svg:x="9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cm" svg:height="8.5cm" svg:x="9.75cm" svg:y="3.8cm">
          <draw:image xlink:href="Pictures/1000000100000465000004655CB2875064BF2FC0.png" xlink:type="simple" xlink:show="embed" xlink:actuate="onLoad" draw:mime-type="image/png">
            <text:p/>
          </draw:image>
        </draw:frame>
        <draw:frame draw:style-name="gr2" draw:text-style-name="P2" draw:layer="layout" svg:width="3.772cm" svg:height="3.772cm" svg:x="15.228cm" svg:y="9.228cm">
          <draw:image xlink:href="Pictures/100000010000020000000200D6376D9A1A8B38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0T11:47:35.142000000</meta:creation-date>
    <dc:date>2022-05-12T07:48:35.569000000</dc:date>
    <meta:editing-duration>PT34S</meta:editing-duration>
    <meta:editing-cycles>2</meta:editing-cycles>
    <meta:generator>LibreOffice/7.3.3.2$Windows_X86_64 LibreOffice_project/d1d0ea68f081ee2800a922cac8f79445e4603348</meta:generator>
    <meta:document-statistic meta:object-count="45"/>
  </office:meta>
</office:document-meta>
</file>